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style:line-height-at-least="0.503cm" fo:text-indent="0cm" style:auto-text-indent="false"/>
    </style:style>
    <style:style style:name="P2" style:family="paragraph" style:parent-style-name="Heading_20_2">
      <style:paragraph-properties style:line-height-at-least="0.503cm"/>
    </style:style>
    <style:style style:name="P3" style:family="paragraph" style:parent-style-name="Text_20_body">
      <style:paragraph-properties style:line-height-at-least="0.503cm"/>
    </style:style>
    <style:style style:name="P4" style:family="paragraph" style:parent-style-name="Text_20_body" style:list-style-name="L1">
      <style:paragraph-properties style:line-height-at-least="0.503cm"/>
    </style:style>
    <style:style style:name="P5" style:family="paragraph" style:parent-style-name="Text_20_body" style:list-style-name="L1">
      <style:paragraph-properties style:line-height-at-least="0.503cm"/>
      <style:text-properties officeooo:rsid="00278f45" officeooo:paragraph-rsid="00278f45"/>
    </style:style>
    <style:style style:name="P6" style:family="paragraph" style:parent-style-name="Horizontal_20_Line">
      <style:paragraph-properties style:line-height-at-least="0.503cm"/>
    </style:style>
    <style:style style:name="P7" style:family="paragraph" style:parent-style-name="Heading_20_3">
      <style:paragraph-properties style:line-height-at-least="0.503cm"/>
    </style:style>
    <style:style style:name="P8" style:family="paragraph" style:parent-style-name="Text_20_body" style:list-style-name="L2">
      <style:paragraph-properties style:line-height-at-least="0.503cm"/>
      <style:text-properties officeooo:paragraph-rsid="001da70f"/>
    </style:style>
    <style:style style:name="P9" style:family="paragraph" style:parent-style-name="Text_20_body" style:list-style-name="L2">
      <style:paragraph-properties style:line-height-at-least="0.503cm"/>
    </style:style>
    <style:style style:name="P10" style:family="paragraph" style:parent-style-name="Text_20_body" style:list-style-name="L2">
      <style:paragraph-properties style:line-height-at-least="0.503cm"/>
      <style:text-properties officeooo:paragraph-rsid="002a312b"/>
    </style:style>
    <style:style style:name="P11" style:family="paragraph" style:parent-style-name="Heading_20_3">
      <style:paragraph-properties style:line-height-at-least="0.503cm" fo:keep-with-next="always"/>
    </style:style>
    <style:style style:name="P12" style:family="paragraph" style:parent-style-name="Text_20_body" style:list-style-name="L2">
      <style:paragraph-properties style:line-height-at-least="0.503cm"/>
      <style:text-properties officeooo:rsid="002aa32c" officeooo:paragraph-rsid="002bcc9c"/>
    </style:style>
    <style:style style:name="P13" style:family="paragraph" style:parent-style-name="Text_20_body" style:list-style-name="L2">
      <style:paragraph-properties style:line-height-at-least="0.503cm"/>
      <style:text-properties officeooo:rsid="002bcc9c" officeooo:paragraph-rsid="002bcc9c"/>
    </style:style>
    <style:style style:name="P14" style:family="paragraph" style:parent-style-name="Text_20_body" style:list-style-name="L3">
      <style:paragraph-properties style:line-height-at-least="0.503cm"/>
      <style:text-properties officeooo:rsid="002bcc9c" officeooo:paragraph-rsid="002bcc9c"/>
    </style:style>
    <style:style style:name="P15" style:family="paragraph" style:parent-style-name="Text_20_body" style:list-style-name="L3">
      <style:paragraph-properties style:line-height-at-least="0.503cm"/>
      <style:text-properties fo:font-weight="bold" officeooo:rsid="002cbb5b" officeooo:paragraph-rsid="002cbb5b" style:font-weight-asian="bold" style:font-weight-complex="bold"/>
    </style:style>
    <style:style style:name="P16" style:family="paragraph" style:parent-style-name="Text_20_body" style:list-style-name="L3">
      <style:paragraph-properties style:line-height-at-least="0.503cm"/>
      <style:text-properties officeooo:rsid="002cbb5b" officeooo:paragraph-rsid="002cbb5b"/>
    </style:style>
    <style:style style:name="P17" style:family="paragraph" style:parent-style-name="Text_20_body" style:list-style-name="L3">
      <style:paragraph-properties style:line-height-at-least="0.503cm"/>
      <style:text-properties officeooo:paragraph-rsid="002cbb5b"/>
    </style:style>
    <style:style style:name="P18" style:family="paragraph" style:parent-style-name="Heading_20_2">
      <style:paragraph-properties style:line-height-at-least="0.503cm" fo:keep-with-next="always"/>
    </style:style>
    <style:style style:name="P19" style:family="paragraph" style:parent-style-name="Text_20_body" style:list-style-name="L4">
      <style:paragraph-properties style:line-height-at-least="0.503cm"/>
    </style:style>
    <style:style style:name="P20" style:family="paragraph" style:parent-style-name="Heading_20_2">
      <style:paragraph-properties style:line-height-at-least="0.503cm"/>
      <style:text-properties officeooo:paragraph-rsid="001b34a6"/>
    </style:style>
    <style:style style:name="P21" style:family="paragraph" style:parent-style-name="Text_20_body" style:list-style-name="L5">
      <style:paragraph-properties style:line-height-at-least="0.503cm"/>
      <style:text-properties officeooo:paragraph-rsid="002cbb5b"/>
    </style:style>
    <style:style style:name="P22" style:family="paragraph" style:parent-style-name="Text_20_body" style:list-style-name="L5">
      <style:paragraph-properties style:line-height-at-least="0.503cm"/>
    </style:style>
    <style:style style:name="P23" style:family="paragraph" style:parent-style-name="Text_20_body">
      <style:paragraph-properties style:line-height-at-least="0.503cm"/>
      <style:text-properties officeooo:rsid="002d8584" officeooo:paragraph-rsid="001b34a6"/>
    </style:style>
    <style:style style:name="P24" style:family="paragraph" style:parent-style-name="Horizontal_20_Line">
      <style:paragraph-properties style:line-height-at-least="0.503cm" fo:break-before="page"/>
      <style:text-properties officeooo:paragraph-rsid="001b34a6"/>
    </style:style>
    <style:style style:name="P25" style:family="paragraph" style:parent-style-name="Heading_20_1">
      <style:paragraph-properties fo:margin-top="0cm" fo:margin-bottom="0.247cm" style:contextual-spacing="false" style:line-height-at-least="0.503cm"/>
    </style:style>
    <style:style style:name="P26" style:family="paragraph" style:parent-style-name="Heading_20_2">
      <style:paragraph-properties fo:margin-top="0cm" fo:margin-bottom="0.247cm" style:contextual-spacing="false" style:line-height-at-least="0.503cm"/>
    </style:style>
    <style:style style:name="P27" style:family="paragraph" style:parent-style-name="Text_20_body" style:list-style-name="L6">
      <style:paragraph-properties style:line-height-at-least="0.503cm"/>
    </style:style>
    <style:style style:name="P28" style:family="paragraph" style:parent-style-name="Horizontal_20_Line">
      <style:paragraph-properties fo:margin-top="0cm" fo:margin-bottom="0.247cm" style:contextual-spacing="false" style:line-height-at-least="0.503cm"/>
    </style:style>
    <style:style style:name="P29" style:family="paragraph" style:parent-style-name="Text_20_body" style:list-style-name="L7">
      <style:paragraph-properties style:line-height-at-least="0.503cm"/>
    </style:style>
    <style:style style:name="P30" style:family="paragraph" style:parent-style-name="Text_20_body" style:list-style-name="L8">
      <style:paragraph-properties style:line-height-at-least="0.503cm"/>
    </style:style>
    <style:style style:name="P31" style:family="paragraph" style:parent-style-name="Text_20_body" style:list-style-name="L9">
      <style:paragraph-properties style:line-height-at-least="0.503cm"/>
    </style:style>
    <style:style style:name="P32" style:family="paragraph" style:parent-style-name="Text_20_body" style:list-style-name="L10">
      <style:paragraph-properties style:line-height-at-least="0.503cm"/>
    </style:style>
    <style:style style:name="P33" style:family="paragraph" style:parent-style-name="Text_20_body" style:list-style-name="L11">
      <style:paragraph-properties style:line-height-at-least="0.503cm"/>
    </style:style>
    <style:style style:name="P34" style:family="paragraph" style:parent-style-name="Text_20_body" style:list-style-name="L12">
      <style:paragraph-properties style:line-height-at-least="0.503cm"/>
    </style:style>
    <style:style style:name="P35" style:family="paragraph" style:parent-style-name="Text_20_body">
      <style:paragraph-properties style:line-height-at-least="0.503cm"/>
      <style:text-properties officeooo:paragraph-rsid="001b34a6"/>
    </style:style>
    <style:style style:name="P36" style:family="paragraph" style:parent-style-name="Horizontal_20_Line">
      <style:paragraph-properties style:line-height-at-least="0.503cm"/>
      <style:text-properties officeooo:paragraph-rsid="002d8584"/>
    </style:style>
    <style:style style:name="P37" style:family="paragraph" style:parent-style-name="Heading_20_2">
      <style:paragraph-properties style:line-height-at-least="0.503cm" fo:keep-with-next="always"/>
      <style:text-properties officeooo:paragraph-rsid="002d8584"/>
    </style:style>
    <style:style style:name="P38" style:family="paragraph" style:parent-style-name="Heading_20_4">
      <style:paragraph-properties fo:margin-top="0cm" fo:margin-bottom="0.247cm" style:contextual-spacing="false" style:line-height-at-least="0.503cm"/>
      <style:text-properties officeooo:paragraph-rsid="001b34a6"/>
    </style:style>
    <style:style style:name="P39" style:family="paragraph" style:parent-style-name="Text_20_body" style:list-style-name="L13">
      <style:paragraph-properties style:line-height-at-least="0.503cm"/>
    </style:style>
    <style:style style:name="P40" style:family="paragraph" style:parent-style-name="Heading_20_4">
      <style:paragraph-properties fo:margin-top="0cm" fo:margin-bottom="0.247cm" style:contextual-spacing="false" style:line-height-at-least="0.503cm"/>
    </style:style>
    <style:style style:name="P41" style:family="paragraph" style:parent-style-name="Text_20_body">
      <style:paragraph-properties style:line-height-at-least="0.503cm"/>
      <style:text-properties officeooo:paragraph-rsid="00255bff"/>
    </style:style>
    <style:style style:name="P42" style:family="paragraph" style:parent-style-name="Text_20_body" style:list-style-name="L14">
      <style:paragraph-properties style:line-height-at-least="0.503cm"/>
    </style:style>
    <style:style style:name="P43" style:family="paragraph" style:parent-style-name="Text_20_body">
      <style:paragraph-properties style:line-height-at-least="0.503cm" fo:break-before="page"/>
      <style:text-properties officeooo:paragraph-rsid="001b34a6"/>
    </style:style>
    <style:style style:name="T1" style:family="text">
      <style:text-properties officeooo:rsid="001da70f"/>
    </style:style>
    <style:style style:name="T2" style:family="text">
      <style:text-properties officeooo:rsid="00237d27"/>
    </style:style>
    <style:style style:name="T3" style:family="text">
      <style:text-properties fo:font-weight="normal" officeooo:rsid="001da70f" style:font-weight-asian="normal" style:font-weight-complex="normal"/>
    </style:style>
    <style:style style:name="T4" style:family="text">
      <style:text-properties fo:font-weight="normal" officeooo:rsid="002a5094" style:font-weight-asian="normal" style:font-weight-complex="normal"/>
    </style:style>
    <style:style style:name="T5" style:family="text">
      <style:text-properties officeooo:rsid="00238ca3"/>
    </style:style>
    <style:style style:name="T6" style:family="text">
      <style:text-properties officeooo:rsid="002a312b"/>
    </style:style>
    <style:style style:name="T7" style:family="text">
      <style:text-properties officeooo:rsid="0023c7f1"/>
    </style:style>
    <style:style style:name="T8" style:family="text">
      <style:text-properties officeooo:rsid="002a5094"/>
    </style:style>
    <style:style style:name="T9" style:family="text">
      <style:text-properties fo:font-weight="bold" style:font-weight-asian="bold" style:font-weight-complex="bold"/>
    </style:style>
    <style:style style:name="T10" style:family="text">
      <style:text-properties officeooo:rsid="00253574"/>
    </style:style>
    <style:style style:name="T11" style:family="text">
      <style:text-properties officeooo:rsid="002bcc9c"/>
    </style:style>
    <style:style style:name="T12" style:family="text">
      <style:text-properties officeooo:rsid="002cbb5b"/>
    </style:style>
    <style:style style:name="T13" style:family="text">
      <style:text-properties officeooo:rsid="002d8584"/>
    </style:style>
    <style:style style:name="T14" style:family="text">
      <style:text-properties style:font-name="Liberation Mono" style:font-name-asian="NSimSun" style:font-name-complex="Liberation Mono"/>
    </style:style>
    <style:style style:name="T15" style:family="text">
      <style:text-properties officeooo:rsid="00255bff"/>
    </style:style>
    <style:style style:name="T16" style:family="text">
      <style:text-properties officeooo:rsid="002658c6"/>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Fiche synthèse — Flow <text:span text:style-name="Source_20_Text">ui-VarG</text:span></text:h>
      <text:h text:style-name="P2" text:outline-level="2">🎯 Objectif</text:h>
      <text:p text:style-name="P3">Ce flow gère les <text:span text:style-name="Strong_20_Emphasis">Variables Globales (VarG)</text:span>, leurs <text:span text:style-name="Strong_20_Emphasis">instances</text:span> et leurs <text:span text:style-name="Strong_20_Emphasis">propriétés</text:span> de manière structurée et persistante via <text:span text:style-name="Source_20_Text">globa</text:span><text:span text:style-name="Source_20_Text"><text:span text:style-name="T1">l.</text:span></text:span><text:span text:style-name="Source_20_Text">enrichedVars</text:span>.<text:line-break/>Il assure :</text:p>
      <text:list text:style-name="L1">
        <text:list-item>
          <text:p text:style-name="P4">Création / édition / suppression des variables.</text:p>
        </text:list-item>
        <text:list-item>
          <text:p text:style-name="P4">Gestion des propriétés par variable (ajout, édition, suppression).</text:p>
        </text:list-item>
        <text:list-item>
          <text:p text:style-name="P4">Maintien de la cohérence entre <text:span text:style-name="Strong_20_Emphasis">instances</text:span> et <text:span text:style-name="Strong_20_Emphasis">valeurs par propriété </text:span><text:span text:style-name="Strong_20_Emphasis"><text:span text:style-name="T2">et sous-propriétés (cas des propriétés de type array ou objet)</text:span></text:span>.</text:p>
        </text:list-item>
        <text:list-item>
          <text:p text:style-name="P4">Persistance dans le fichier (<text:span text:style-name="Source_20_Text">enrichedVars</text:span> stocké en file).</text:p>
        </text:list-item>
        <text:list-item>
          <text:p text:style-name="P5">Permettre de générer le chargement des var globales contenues dans enrichedVars dans le global de memory (utile à l’ouverture de l’application).</text:p>
        </text:list-item>
      </text:list>
      <text:p text:style-name="P6"/>
      <text:h text:style-name="P2" text:outline-level="2">🏗️ Architecture fonctionnelle</text:h>
      <text:h text:style-name="P7" text:outline-level="3">1. Gestion des Variables Globales</text:h>
      <text:list text:style-name="L2">
        <text:list-item>
          <text:p text:style-name="P8"><text:span text:style-name="Strong_20_Emphasis"><text:span text:style-name="T1">Table enrichedVars : </text:span></text:span><text:span text:style-name="Strong_20_Emphasis"><text:span text:style-name="T3">affiche l’ensemble des vars contenues dans enrichedVars et permet de selectionner la variable à modifier </text:span></text:span><text:span text:style-name="Strong_20_Emphasis"><text:span text:style-name="T4">avec la fonction recupVarSelected.</text:span></text:span></text:p>
        </text:list-item>
        <text:list-item>
          <text:p text:style-name="P9"><text:span text:style-name="Strong_20_Emphasis">Form_Var_Modif</text:span> : saisie/édition des champs généraux :</text:p>
          <text:list>
            <text:list-item>
              <text:p text:style-name="P10"><text:span text:style-name="Source_20_Text">nomVarG</text:span>, <text:span text:style-name="Source_20_Text">abbrVarG</text:span>, <text:span text:style-name="Source_20_Text">instances</text:span>, <text:span text:style-name="Source_20_Text">descriptionVarG</text:span>, <text:span text:style-name="Source_20_Text">dateUpdateVarG</text:span>.<text:line-break/><text:span text:style-name="T2">On note que le champ instance comporte automatiquement une instance defaut « * » qui est créé obligatoirement dès que l’on créé une nouvelle variable et qui ne peut être supprimée, elle contient la valeur par defaut de toutes les instances </text:span><text:span text:style-name="T5">(par définition toutes les instances ont des valeurs du même typage pour une propriété donnée, idem pour les sous propriétés quand elles existent)</text:span><text:span text:style-name="T2">. </text:span></text:p>
            </text:list-item>
            <text:list-item>
              <text:p text:style-name="P10"><text:span text:style-name="T6">Point de vigilance : gérer les conséquences d’un ajout ou d’une suppression de variable dans les propriétés de la variable. </text:span><text:span text:style-name="T7">L’enregistrement du formulaire doit automatiquement entraîner l’actualisation de la variable sélectionnée </text:span><text:span text:style-name="T6">et </text:span><text:span text:style-name="T7">entraîner une actualisation de la partie Édition des propriétés à partir d’enrichedVars. </text:span><text:span text:style-name="T6">Attention renommer une variable peut générer des conséquences en aval !<text:line-break/></text:span><text:span text:style-name="T5">Pour éviter les blocages on note que la création d’une nouvelle variable nécessite la définition d’une propriété par defaut, defautProp avec une valeur par defaut « * »<text:line-break/>qui seront enregistrés dans </text:span><text:span text:style-name="T7">enrichedVars.</text:span></text:p>
            </text:list-item>
          </text:list>
        </text:list-item>
      </text:list>
      <text:h text:style-name="P11" text:outline-level="3"><text:span text:style-name="Strong_20_Emphasis">2. Gestion des Propriétés</text:span></text:h>
      <text:list text:continue-numbering="true" text:style-name="L2">
        <text:list-item>
          <text:p text:style-name="P9"><text:span text:style-name="Strong_20_Emphasis">Prepare</text:span><text:span text:style-name="Strong_20_Emphasis"><text:span text:style-name="T1">Table, </text:span></text:span><text:s/>prépare le <text:span text:style-name="T1">template : « tableauProprietes (template dashboard2 , vue3)»</text:span> <text:span text:style-name="T1">qui affiche le détail des propriétés associées à la variables. </text:span><text:span text:style-name="T8">Deux entrées : soit depuis un bouton pour initialiser la table, soit depuis la sortie des traitements des propriétés (boucle d’actualisation).</text:span></text:p>
        </text:list-item>
        <text:list-item>
          <text:p text:style-name="P12"><text:span text:style-name="T9">tableauProprietes (template dashboard2 , vue3</text:span>), affiche toutes les propriétés de la variable sélectionnée. Pour chaque propriété indique son nom, <text:span text:style-name="T9">propose deux actions </text:span>: </text:p>
          <text:list>
            <text:list-item>
              <text:p text:style-name="P12"><text:soft-page-break/>édition des valeurs pour chaque instance. <text:span text:style-name="T10">ouvre un menu qui permet de choisir une instance et affiche l’ensemble des valeurs de cette instances pour toutes les propriétés et sous-propriétés (en indiquant et ou en contrôlant la cohérence des saisies avec le type de valeurs attendu ( important). L’enregistrement entraîne une actualisation d’enrichedVars et un rechargement de templateTablePropriete.</text:span></text:p>
            </text:list-item>
            <text:list-item>
              <text:p text:style-name="P12">suppression de la propriété <text:span text:style-name="T11">(et si elles existent les sous-propriétés)</text:span>.</text:p>
            </text:list-item>
            <text:list-item>
              <text:p text:style-name="P12"><text:span text:style-name="T11">Autres champs : u</text:span>n champ type renseigne sur le type de la propriété, un champ defaut sur la valeur par defaut (utilisé pour attribuer une valeur par defaut si une nouvelle instance est créée), puis pour chaque instance sa valeur pour cette propriété.</text:p>
            </text:list-item>
            <text:list-item>
              <text:p text:style-name="P13">Cas nouvelle propriété : le tableau dispose d’une ligne dédiée pour la création d’une nouvelle propriété, qui ne dispose que d’un bouton : schema, qui permet de définir la propriété (nom, type,… sous type dans le cas d’une propriété de type array ou object).</text:p>
            </text:list-item>
          </text:list>
        </text:list-item>
      </text:list>
      <text:list text:style-name="L3">
        <text:list-item>
          <text:p text:style-name="P14"><text:span text:style-name="T9">La fonction router action</text:span> : switch les sorties du template </text:p>
        </text:list-item>
        <text:list-item>
          <text:p text:style-name="P15">Les templates de gestion des actions</text:p>
          <text:list>
            <text:list-item>
              <text:p text:style-name="P14">un template qui traite la gestion du schéma de la propriété</text:p>
            </text:list-item>
            <text:list-item>
              <text:p text:style-name="P16">un template qui gère la modification des valeurs des instances pour la propriété.</text:p>
            </text:list-item>
          </text:list>
        </text:list-item>
        <text:list-item>
          <text:p text:style-name="P17"><text:span text:style-name="T12">Une fonction de sauvegarde en fonction des actions qui précédent.</text:span></text:p>
        </text:list-item>
      </text:list>
      <text:p text:style-name="P6"/>
      <text:h text:style-name="P18" text:outline-level="2">🔄 <text:span text:style-name="Strong_20_Emphasis">Cycle de rendu attendu</text:span></text:h>
      <text:p text:style-name="P3"><text:span text:style-name="Strong_20_Emphasis">Action utilisateur</text:span> → Modification données</text:p>
      <text:list text:style-name="L4">
        <text:list-item>
          <text:p text:style-name="P19"><text:span text:style-name="Strong_20_Emphasis">Persistance</text:span> → <text:span text:style-name="Source_20_Text">global.set('enrichedVars')</text:span></text:p>
        </text:list-item>
        <text:list-item>
          <text:p text:style-name="P19"><text:span text:style-name="Strong_20_Emphasis">Rafraîchissement</text:span> → <text:span text:style-name="Source_20_Text">msg.topic = 'refresh'</text:span></text:p>
        </text:list-item>
        <text:list-item>
          <text:p text:style-name="P19"><text:span text:style-name="Strong_20_Emphasis">Rendu template</text:span> → <text:span text:style-name="Source_20_Text">msg.view = 'tableau'</text:span></text:p>
        </text:list-item>
        <text:list-item>
          <text:p text:style-name="P19"><text:span text:style-name="Strong_20_Emphasis">Feedback</text:span> → <text:span text:style-name="Source_20_Text">msg.info</text:span> affiché</text:p>
        </text:list-item>
      </text:list>
      <text:p text:style-name="P3"/>
      <text:p text:style-name="P6"/>
      <text:h text:style-name="P20" text:outline-level="2"><text:span text:style-name="Source_20_Text">🎪 </text:span><text:span text:style-name="Source_20_Text"><text:span text:style-name="Strong_20_Emphasis">Fonctionnalités UI/UX sous-jacentes</text:span></text:span></text:h>
      <text:list text:style-name="L5">
        <text:list-item>
          <text:p text:style-name="P21"><text:span text:style-name="Strong_20_Emphasis">✅ Updates temps réel après modifications</text:span></text:p>
        </text:list-item>
        <text:list-item>
          <text:p text:style-name="P21">✅ <text:span text:style-name="Strong_20_Emphasis">Messages de confirmation</text:span> contextuels</text:p>
        </text:list-item>
        <text:list-item>
          <text:p text:style-name="P22">✅ <text:span text:style-name="Strong_20_Emphasis">Navigation entre vues</text:span> cohérente</text:p>
        </text:list-item>
        <text:list-item>
          <text:p text:style-name="P22">✅ <text:span text:style-name="Strong_20_Emphasis">Gestion d'erreurs</text:span> visuelle</text:p>
        </text:list-item>
        <text:list-item>
          <text:p text:style-name="P22">✅ <text:span text:style-name="Strong_20_Emphasis">Interface responsive</text:span> pour données complexes</text:p>
        </text:list-item>
      </text:list>
      <text:p text:style-name="P23"/>
      <text:p text:style-name="P24"/>
      <text:h text:style-name="P25" text:outline-level="1">📋 <text:span text:style-name="T13">Détail c</text:span>ahier des charges <text:span text:style-name="T13">partie</text:span> Propriétés</text:h>
      <text:h text:style-name="P26" text:outline-level="2"><text:span text:style-name="Strong_20_Emphasis">1. Structure générale</text:span></text:h>
      <text:list text:style-name="L6">
        <text:list-item>
          <text:p text:style-name="P27">On travaille dans <text:span text:style-name="Strong_20_Emphasis">Node-RED Dashboard 2 (FlowFuse)</text:span>, en <text:span text:style-name="Strong_20_Emphasis">Vue 3</text:span>.</text:p>
        </text:list-item>
        <text:list-item>
          <text:p text:style-name="P27">Le tableau des propriétés est <text:span text:style-name="Strong_20_Emphasis">toujours affiché en haut</text:span>.</text:p>
        </text:list-item>
        <text:list-item>
          <text:p text:style-name="P27">Sous le tableau, s’affichent dynamiquement les <text:span text:style-name="Strong_20_Emphasis">éditeurs liés aux actions</text:span> (valeurs, définition, schéma).</text:p>
        </text:list-item>
        <text:list-item>
          <text:p text:style-name="P27">Si aucune action n’est en cours → rien ne s’affiche en dessous.</text:p>
        </text:list-item>
      </text:list>
      <text:p text:style-name="P28"/>
      <text:h text:style-name="P26" text:outline-level="2"><text:span text:style-name="Strong_20_Emphasis">2. Tableau des propriétés</text:span></text:h>
      <text:list text:style-name="L7">
        <text:list-item>
          <text:p text:style-name="P29">Colonnes :</text:p>
          <text:list>
            <text:list-item>
              <text:p text:style-name="P29"><text:span text:style-name="Strong_20_Emphasis">Nom</text:span> (<text:span text:style-name="Source_20_Text">nomP</text:span>)</text:p>
            </text:list-item>
            <text:list-item>
              <text:p text:style-name="P29"><text:span text:style-name="Strong_20_Emphasis">Actions</text:span> (juste après <text:span text:style-name="Source_20_Text">nomP</text:span>)</text:p>
            </text:list-item>
            <text:list-item>
              <text:p text:style-name="P29"><text:span text:style-name="Strong_20_Emphasis">Abbr</text:span> (<text:span text:style-name="Source_20_Text">abbrP</text:span>)</text:p>
            </text:list-item>
            <text:list-item>
              <text:p text:style-name="P29"><text:span text:style-name="Strong_20_Emphasis">Type</text:span> (<text:span text:style-name="Source_20_Text">typeP</text:span>)</text:p>
            </text:list-item>
            <text:list-item>
              <text:p text:style-name="P29"><text:span text:style-name="Strong_20_Emphasis">Schema</text:span> (<text:span text:style-name="Source_20_Text">schema</text:span> → affiché sous forme compacte JSON.stringify ou <text:span text:style-name="Source_20_Text">null</text:span>)</text:p>
            </text:list-item>
            <text:list-item>
              <text:p text:style-name="P29"><text:span text:style-name="Strong_20_Emphasis">Défaut</text:span> (<text:span text:style-name="Source_20_Text">valeurs['*']</text:span>)</text:p>
            </text:list-item>
            <text:list-item>
              <text:p text:style-name="P29"><text:span text:style-name="Strong_20_Emphasis">Instances dynamiques</text:span> (une colonne par instance sauf <text:span text:style-name="Source_20_Text">*</text:span> qui est déjà dans <text:span text:style-name="Source_20_Text">Défaut</text:span>)</text:p>
            </text:list-item>
          </text:list>
        </text:list-item>
        <text:list-item>
          <text:p text:style-name="P29"><text:span text:style-name="Strong_20_Emphasis">Actions disponibles</text:span> :</text:p>
          <text:list>
            <text:list-item>
              <text:p text:style-name="P29">🗑️ <text:span text:style-name="Strong_20_Emphasis">Supprimer</text:span> (propriété entière) → demande de confirmation.</text:p>
            </text:list-item>
            <text:list-item>
              <text:p text:style-name="P29">✏️ <text:span text:style-name="Strong_20_Emphasis">Éditer (base)</text:span> : uniquement pour une propriété <text:span text:style-name="Emphasis">nouvelle</text:span> ("NewP"). Permet de définir <text:span text:style-name="Source_20_Text">nomP</text:span>, <text:span text:style-name="Source_20_Text">abbrP</text:span>, <text:span text:style-name="Source_20_Text">typeP</text:span>.</text:p>
            </text:list-item>
            <text:list-item>
              <text:p text:style-name="P29">📑 <text:span text:style-name="Strong_20_Emphasis">Schéma</text:span> : accessible seulement si <text:span text:style-name="Source_20_Text">typeP === object</text:span> ou <text:span text:style-name="Source_20_Text">array</text:span> ET qu’on est en train de définir la propriété (avant enregistrement final).</text:p>
            </text:list-item>
            <text:list-item>
              <text:p text:style-name="P29">💾 <text:span text:style-name="Strong_20_Emphasis">Valeurs</text:span> : accessible seulement si la propriété est <text:span text:style-name="Strong_20_Emphasis">enregistrée</text:span>. Pour saisir les valeurs par instance.</text:p>
            </text:list-item>
          </text:list>
        </text:list-item>
        <text:list-item>
          <text:p text:style-name="P29"><text:span text:style-name="Strong_20_Emphasis">Nouvelle propriété ("NewP")</text:span> :</text:p>
          <text:list>
            <text:list-item>
              <text:p text:style-name="P29">Ajoutée automatiquement comme ligne vide (nomP="NewP", abbrP="New", typeP=null, schema=null).</text:p>
            </text:list-item>
            <text:list-item>
              <text:p text:style-name="P29">Uniquement un bouton "Définir".</text:p>
            </text:list-item>
            <text:list-item>
              <text:p text:style-name="P29">Après enregistrement → verrouillage du type et éventuel schéma.</text:p>
            </text:list-item>
          </text:list>
        </text:list-item>
      </text:list>
      <text:p text:style-name="P28"/>
      <text:h text:style-name="P26" text:outline-level="2"><text:span text:style-name="Strong_20_Emphasis">3. Éditeur de Base (Définir)</text:span></text:h>
      <text:list text:style-name="L8">
        <text:list-item>
          <text:p text:style-name="P30">Permet de renseigner :</text:p>
          <text:list>
            <text:list-item>
              <text:p text:style-name="P30"><text:span text:style-name="Source_20_Text">nomP</text:span> (nom propriété)</text:p>
            </text:list-item>
            <text:list-item>
              <text:p text:style-name="P30"><text:span text:style-name="Source_20_Text">abbrP</text:span> (abréviation)</text:p>
            </text:list-item>
            <text:list-item>
              <text:p text:style-name="P30"><text:soft-page-break/><text:span text:style-name="Source_20_Text">typeP</text:span> (dropdown : string, number, boolean, object, array)</text:p>
            </text:list-item>
          </text:list>
        </text:list-item>
        <text:list-item>
          <text:p text:style-name="P30">Règles :</text:p>
          <text:list>
            <text:list-item>
              <text:p text:style-name="P30">Si type simple (string, number, boolean) → <text:span text:style-name="Source_20_Text">schema = null</text:span>.</text:p>
            </text:list-item>
            <text:list-item>
              <text:p text:style-name="P30">Si type <text:span text:style-name="Source_20_Text">object</text:span> ou <text:span text:style-name="Source_20_Text">array</text:span> → bouton/section supplémentaire pour définir un schéma.</text:p>
            </text:list-item>
          </text:list>
        </text:list-item>
        <text:list-item>
          <text:p text:style-name="P30">⚠️ Avertissement affiché :<text:line-break/><text:span text:style-name="Emphasis">« Attention, après enregistrement les définitions (type, schéma) ne seront plus modifiables. »</text:span></text:p>
        </text:list-item>
        <text:list-item>
          <text:p text:style-name="P30">Boutons :</text:p>
          <text:list>
            <text:list-item>
              <text:p text:style-name="P30">✅ Enregistrer (seulement cliquable si tous les champs requis sont remplis et, pour <text:span text:style-name="Source_20_Text">object/array</text:span>, si le schéma est défini).</text:p>
            </text:list-item>
            <text:list-item>
              <text:p text:style-name="P30">❌ Annuler (revient au tableau sans rien enregistrer).</text:p>
            </text:list-item>
          </text:list>
        </text:list-item>
      </text:list>
      <text:p text:style-name="P28"/>
      <text:h text:style-name="P26" text:outline-level="2"><text:span text:style-name="Strong_20_Emphasis">4. Éditeur de Schéma (object/array)</text:span></text:h>
      <text:list text:style-name="L9">
        <text:list-item>
          <text:p text:style-name="P31">Tableau avec colonnes :</text:p>
          <text:list>
            <text:list-item>
              <text:p text:style-name="P31"><text:span text:style-name="Source_20_Text">nomSsP</text:span> (nom sous-propriété)</text:p>
            </text:list-item>
            <text:list-item>
              <text:p text:style-name="P31"><text:span text:style-name="Source_20_Text">typeSsP</text:span> (string, number, boolean, object, array — mais limitation possible à simple types pour éviter récursivité)</text:p>
            </text:list-item>
            <text:list-item>
              <text:p text:style-name="P31">Actions (➕ ajouter, 🗑️ supprimer).</text:p>
            </text:list-item>
          </text:list>
        </text:list-item>
        <text:list-item>
          <text:p text:style-name="P31">Stockage :</text:p>
          <text:list>
            <text:list-item>
              <text:p text:style-name="P31">Pendant édition → <text:span text:style-name="Source_20_Text">flow.set("schemaProvisoire")</text:span> pour éviter perte en cas de déconnexion.</text:p>
            </text:list-item>
            <text:list-item>
              <text:p text:style-name="P31">Enregistrement final → <text:span text:style-name="Source_20_Text">prop.schema = schemaProvisoire</text:span>.</text:p>
            </text:list-item>
          </text:list>
        </text:list-item>
        <text:list-item>
          <text:p text:style-name="P31">Avertissement avant enregistrement final :<text:line-break/><text:span text:style-name="Emphasis">« Après enregistrement, les sous-propriétés seront figées. »</text:span></text:p>
        </text:list-item>
      </text:list>
      <text:p text:style-name="P28"/>
      <text:h text:style-name="P26" text:outline-level="2"><text:span text:style-name="Strong_20_Emphasis">5. Éditeur de Valeurs</text:span></text:h>
      <text:list text:style-name="L10">
        <text:list-item>
          <text:p text:style-name="P32">Pour chaque instance (hors <text:span text:style-name="Source_20_Text">*</text:span> qui est traité comme "Défaut") → afficher champ adapté au type :</text:p>
          <text:list>
            <text:list-item>
              <text:p text:style-name="P32">string → input text</text:p>
            </text:list-item>
            <text:list-item>
              <text:p text:style-name="P32">number → input number</text:p>
            </text:list-item>
            <text:list-item>
              <text:p text:style-name="P32">boolean → checkbox</text:p>
            </text:list-item>
            <text:list-item>
              <text:p text:style-name="P32">object/array → formulaire généré dynamiquement à partir du schéma :</text:p>
              <text:list>
                <text:list-item>
                  <text:p text:style-name="P32">Une ligne par sous-propriété avec input adapté (<text:span text:style-name="Source_20_Text">string</text:span>, <text:span text:style-name="Source_20_Text">number</text:span>, <text:span text:style-name="Source_20_Text">checkbox</text:span>).</text:p>
                </text:list-item>
                <text:list-item>
                  <text:p text:style-name="P32">Si valeur absente → afficher "N/D".</text:p>
                </text:list-item>
              </text:list>
            </text:list-item>
          </text:list>
        </text:list-item>
        <text:list-item>
          <text:p text:style-name="P32">Boutons :</text:p>
          <text:list>
            <text:list-item>
              <text:p text:style-name="P32">✅ Enregistrer → sauvegarde dans <text:span text:style-name="Source_20_Text">enrichedVars</text:span> et refresh du tableau.</text:p>
            </text:list-item>
            <text:list-item>
              <text:p text:style-name="P32">❌ Annuler → retour au tableau sans sauvegarde.</text:p>
            </text:list-item>
          </text:list>
        </text:list-item>
      </text:list>
      <text:p text:style-name="P28"><text:soft-page-break/></text:p>
      <text:h text:style-name="P26" text:outline-level="2"><text:span text:style-name="Strong_20_Emphasis">6. Supprimer Propriété</text:span></text:h>
      <text:list text:style-name="L11">
        <text:list-item>
          <text:p text:style-name="P33">Demande confirmation avant suppression.</text:p>
        </text:list-item>
        <text:list-item>
          <text:p text:style-name="P33">Supprime la propriété + ses valeurs associées.</text:p>
        </text:list-item>
        <text:list-item>
          <text:p text:style-name="P33">Option : proposer de recréer une nouvelle propriété "basée sur" celle supprimée (pré-remplir nom, abbr, type).</text:p>
        </text:list-item>
      </text:list>
      <text:p text:style-name="P28"/>
      <text:h text:style-name="P26" text:outline-level="2"><text:span text:style-name="Strong_20_Emphasis">7. Style et ergonomie</text:span></text:h>
      <text:list text:style-name="L12">
        <text:list-item>
          <text:p text:style-name="P34"><text:span text:style-name="Strong_20_Emphasis">Tableaux</text:span> : toutes cellules avec bordures simples (<text:span text:style-name="Source_20_Text">1px solid #ccc</text:span>).</text:p>
        </text:list-item>
        <text:list-item>
          <text:p text:style-name="P34"><text:span text:style-name="Strong_20_Emphasis">Inputs</text:span> : fond légèrement différent (<text:span text:style-name="Source_20_Text">background: #f0f4f8;</text:span>), pour bien distinguer zone éditable.</text:p>
        </text:list-item>
        <text:list-item>
          <text:p text:style-name="P34"><text:span text:style-name="Strong_20_Emphasis">Boutons d’action</text:span> :</text:p>
          <text:list>
            <text:list-item>
              <text:p text:style-name="P34">Rond, icône seule (🗑️, ✏️, 📑, 💾).</text:p>
            </text:list-item>
            <text:list-item>
              <text:p text:style-name="P34">Couleur indicative (rouge=delete, bleu=edit, orange=schema, vert=valeurs).</text:p>
            </text:list-item>
          </text:list>
        </text:list-item>
        <text:list-item>
          <text:p text:style-name="P34"><text:span text:style-name="Strong_20_Emphasis">Messages utilisateur (</text:span><text:span text:style-name="Strong_20_Emphasis"><text:span text:style-name="Source_20_Text">msg.info</text:span></text:span><text:span text:style-name="Strong_20_Emphasis">)</text:span> :</text:p>
          <text:list>
            <text:list-item>
              <text:p text:style-name="P34">Affichés en bas ou dans une zone dédiée.</text:p>
            </text:list-item>
            <text:list-item>
              <text:p text:style-name="P34">Exemples :</text:p>
              <text:list>
                <text:list-item>
                  <text:p text:style-name="P34"><text:span text:style-name="Source_20_Text">⚠️ Propriété de type object sans schéma : définition nécessaire.</text:span></text:p>
                </text:list-item>
                <text:list-item>
                  <text:p text:style-name="P34"><text:span text:style-name="Source_20_Text">✅ Valeurs enregistrées pour "couleur".</text:span></text:p>
                </text:list-item>
                <text:list-item>
                  <text:p text:style-name="P34"><text:span text:style-name="Source_20_Text">❌ Nom de sous-propriété déjà utilisé.</text:span></text:p>
                </text:list-item>
              </text:list>
            </text:list-item>
          </text:list>
        </text:list-item>
      </text:list>
      <text:p text:style-name="P35"/>
      <text:p text:style-name="P36"/>
      <text:h text:style-name="P37" text:outline-level="2"><text:span text:style-name="Strong_20_Emphasis"><text:span text:style-name="T14">Exemple</text:span></text:span><text:span text:style-name="T12"> de données </text:span></text:h>
      <text:h text:style-name="P38" text:outline-level="4">1. <text:span text:style-name="Strong_20_Emphasis">Stockée dans </text:span><text:span text:style-name="Source_20_Text">global.json</text:span></text:h>
      <text:p text:style-name="P35">{<text:line-break/> <text:s/>"nom": "valeur",<text:line-break/> <text:s/>"abbr": "val",<text:line-break/> <text:s/>"type": "number",<text:line-break/> <text:s/>"schema": null,<text:line-break/> <text:s/>"valeurs": {<text:line-break/> <text:s text:c="3"/>"*": 0,<text:line-break/> <text:s text:c="3"/>"thermo1": 22.5,<text:line-break/> <text:s text:c="3"/>"thermo2": 23<text:line-break/> <text:s/>}<text:line-break/>}<text:line-break/>👉 Ici :</text:p>
      <text:list text:style-name="L13">
        <text:list-item>
          <text:p text:style-name="P39"><text:span text:style-name="Source_20_Text">schema</text:span> est <text:span text:style-name="Source_20_Text">null</text:span> car ce n’est pas un <text:span text:style-name="Source_20_Text">array</text:span> ou <text:span text:style-name="Source_20_Text">object</text:span>. <text:span text:style-name="T10">Sinon se serait des couples : nomSousPropriete/types</text:span></text:p>
        </text:list-item>
        <text:list-item>
          <text:p text:style-name="P39"><text:soft-page-break/>La valeur par défaut est <text:span text:style-name="Strong_20_Emphasis">juste</text:span> <text:span text:style-name="Source_20_Text">valeurs["*"] = 0</text:span>. <text:s text:c="2"/><text:span text:style-name="T15">(à la création de la variable)</text:span></text:p>
        </text:list-item>
      </text:list>
      <text:h text:style-name="P40" text:outline-level="4">2. <text:span text:style-name="Strong_20_Emphasis">Préparée par </text:span><text:span text:style-name="Source_20_Text">prepareTable</text:span><text:span text:style-name="Strong_20_Emphasis"> pour l’UI</text:span></text:h>
      <text:p text:style-name="P41">{<text:line-break/> <text:s/>_propName: "valeur", <text:s text:c="3"/>// référence interne<text:line-break/> <text:s/>nom: "valeur",<text:line-break/> <text:s/>abbr: "val",<text:line-break/> <text:s/>type: "number",<text:line-break/>..<text:span text:style-name="T15">schéma : « null » ou le bouton schéma (cas array ou objet) pour l’éditer🧩</text:span><text:line-break/> <text:s/>defaut: "0", <text:s text:c="11"/>// dérivé de valeurs["*"]<text:line-break/> <text:s/>inst_thermo1: "22.5", <text:s text:c="2"/>// dérivé de valeurs["thermo1"]<text:line-break/> <text:s/>inst_thermo2: "23", <text:s text:c="4"/>// dérivé de valeurs["thermo2"]<text:line-break/> <text:s/><text:span text:style-name="T16">bouton </text:span>edit: "✏️", <text:span text:style-name="T16">et bouton supprimer</text:span> <text:s text:c="12"/>// bouton<text:span text:style-name="T15">s</text:span> pour <text:span text:style-name="T15">choisir une instance et éditer sa ou ses valeurs (si sous propriétés array ou objet) <text:s/></text:span>👉 Ici :</text:p>
      <text:list text:style-name="L14">
        <text:list-item>
          <text:p text:style-name="P42"><text:span text:style-name="Source_20_Text">defaut</text:span> n’existe pas dans <text:span text:style-name="Source_20_Text">global.json</text:span> → c’est juste un raccourci pour <text:span text:style-name="Source_20_Text">valeurs["*"]</text:span>.</text:p>
        </text:list-item>
        <text:list-item>
          <text:p text:style-name="P42"><text:span text:style-name="Source_20_Text">edit</text:span> et <text:span text:style-name="Source_20_Text">editSchema</text:span> ne sont <text:span text:style-name="Strong_20_Emphasis">jamais stockés</text:span>, ce sont uniquement des boutons UI.</text:p>
        </text:list-item>
      </text:list>
      <text:h text:style-name="P40" text:outline-level="4">3. <text:span text:style-name="Strong_20_Emphasis">Cas d’un objet complexe <text:s/>- </text:span>Stocké dans <text:span text:style-name="Source_20_Text">global.json</text:span> :</text:h>
      <text:p text:style-name="P35">{<text:line-break/> <text:s/>"nom": "position",<text:line-break/> <text:s/>"abbr": "pos",<text:line-break/> <text:s/>"type": "object",<text:line-break/> <text:s/>"schema": {<text:line-break/> <text:s text:c="3"/>"x": "number",<text:line-break/> <text:s text:c="3"/>"y": "number"<text:line-break/> <text:s/>},<text:line-break/> <text:s/>"valeurs": {<text:line-break/> <text:s text:c="3"/>"*": { "x": 0, "y": 0 },<text:line-break/> <text:s text:c="3"/>"thermo1": { "x": 12, "y": 5 }<text:line-break/> <text:s/>}<text:line-break/>}<text:line-break/></text:p>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93cm" fo:margin-bottom="1.09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5T09:41:39.226310700</meta:creation-date>
    <dc:date>2025-10-03T08:57:08.539609600</dc:date>
    <meta:editing-duration>P1DT21H20M39S</meta:editing-duration>
    <meta:editing-cycles>5</meta:editing-cycles>
    <meta:generator>LibreOffice/25.8.1.1$Windows_X86_64 LibreOffice_project/54047653041915e595ad4e45cccea684809c77b5</meta:generator>
    <meta:document-statistic meta:table-count="0" meta:image-count="0" meta:object-count="0" meta:page-count="7" meta:paragraph-count="121" meta:word-count="1450" meta:character-count="9160" meta:non-whitespace-character-count="7814"/>
  </office:meta>
</office:document-meta>
</file>